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rsid="001716d1" officeooo:paragraph-rsid="001716d1"/>
    </style:style>
    <style:style style:name="P2" style:family="paragraph" style:parent-style-name="Heading_20_2">
      <style:text-properties officeooo:paragraph-rsid="001716d1"/>
    </style:style>
    <style:style style:name="P3" style:family="paragraph" style:parent-style-name="Text_20_body">
      <style:text-properties officeooo:rsid="001716d1" officeooo:paragraph-rsid="001716d1"/>
    </style:style>
    <style:style style:name="P4" style:family="paragraph" style:parent-style-name="Text_20_body">
      <style:text-properties officeooo:rsid="0018d509" officeooo:paragraph-rsid="0018d509"/>
    </style:style>
    <style:style style:name="P5" style:family="paragraph" style:parent-style-name="Heading_20_1">
      <style:text-properties officeooo:rsid="0018d509" officeooo:paragraph-rsid="0018d509"/>
    </style:style>
    <style:style style:name="T1" style:family="text">
      <style:text-properties officeooo:rsid="001716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P5" text:outline-level="1">Encje i ich atrybuty</text:h>
      <text:h text:style-name="P1" text:outline-level="2">Siłownia:</text:h>
      <text:p text:style-name="P3">gym_id, gym_name,city,street,post_code,phone_number,landline_number,email,evaluation,description</text:p>
      <text:h text:style-name="P1" text:outline-level="2">Komentarze:</text:h>
      <text:p text:style-name="P3">id_komentarza,id_użytkownika,treść,plusy,minusy</text:p>
      <text:h text:style-name="P1" text:outline-level="2">Zdjęcia siłowni:</text:h>
      <text:p text:style-name="P3">id_zdjęcia id_silowni, odnosnik_do_zdjecia</text:p>
      <text:h text:style-name="P1" text:outline-level="2">Oferta :</text:h>
      <text:p text:style-name="P4">id_oferty,id_silowni,nazwa,opis</text:p>
      <text:h text:style-name="P2" text:outline-level="2"><text:span text:style-name="T1">Pakiety siłowni:</text:span></text:h>
      <text:p text:style-name="P4">id_pakietu,id_silowni,cena,okres</text:p>
      <text:p text:style-name="P4"/>
      <text:h text:style-name="P5" text:outline-level="1">Funkcje:</text:h>
      <text:h text:style-name="P5" text:outline-level="1">Wyzwalacze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0:08:58.489000000</meta:creation-date>
    <dc:date>2018-11-24T20:54:59.190000000</dc:date>
    <meta:editing-duration>PT36M1S</meta:editing-duration>
    <meta:editing-cycles>2</meta:editing-cycles>
    <meta:generator>LibreOffice/6.1.0.3$Windows_x86 LibreOffice_project/efb621ed25068d70781dc026f7e9c5187a4decd1</meta:generator>
    <meta:document-statistic meta:table-count="0" meta:image-count="0" meta:object-count="0" meta:page-count="1" meta:paragraph-count="13" meta:word-count="22" meta:character-count="347" meta:non-whitespace-character-count="338"/>
  </office:meta>
</office:document-meta>
</file>